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8aa68"/>
    </style:style>
    <style:style style:name="P2" style:family="paragraph" style:parent-style-name="Standard">
      <style:text-properties officeooo:rsid="001bbb0b" officeooo:paragraph-rsid="001a7fda"/>
    </style:style>
    <style:style style:name="P3" style:family="paragraph" style:parent-style-name="Standard">
      <style:text-properties officeooo:rsid="001a7fda" officeooo:paragraph-rsid="001a7fda"/>
    </style:style>
    <style:style style:name="P4" style:family="paragraph" style:parent-style-name="Standard">
      <style:text-properties officeooo:rsid="001a7fda" officeooo:paragraph-rsid="001bd6d7"/>
    </style:style>
    <style:style style:name="P5" style:family="paragraph" style:parent-style-name="Standard">
      <style:text-properties officeooo:rsid="001c9405" officeooo:paragraph-rsid="001a7fda"/>
    </style:style>
    <style:style style:name="P6" style:family="paragraph" style:parent-style-name="Standard">
      <style:text-properties officeooo:rsid="001bd6d7" officeooo:paragraph-rsid="001bd6d7"/>
    </style:style>
    <style:style style:name="P7" style:family="paragraph" style:parent-style-name="Standard">
      <style:text-properties officeooo:rsid="001bd6d7" officeooo:paragraph-rsid="00210863"/>
    </style:style>
    <style:style style:name="P8" style:family="paragraph" style:parent-style-name="Standard">
      <style:text-properties officeooo:rsid="001bd6d7" officeooo:paragraph-rsid="00220625"/>
    </style:style>
    <style:style style:name="P9" style:family="paragraph" style:parent-style-name="Standard">
      <style:text-properties officeooo:rsid="001bd6d7" officeooo:paragraph-rsid="00224859"/>
    </style:style>
    <style:style style:name="P10" style:family="paragraph" style:parent-style-name="Standard">
      <style:text-properties officeooo:rsid="0020f9b2" officeooo:paragraph-rsid="0020f9b2"/>
    </style:style>
    <style:style style:name="P11" style:family="paragraph" style:parent-style-name="Standard">
      <style:text-properties officeooo:rsid="00220625" officeooo:paragraph-rsid="00220625"/>
    </style:style>
    <style:style style:name="P12" style:family="paragraph" style:parent-style-name="Standard">
      <style:text-properties officeooo:rsid="00224859" officeooo:paragraph-rsid="00224859"/>
    </style:style>
    <style:style style:name="P13" style:family="paragraph" style:parent-style-name="Standard" style:list-style-name="L1">
      <style:text-properties officeooo:paragraph-rsid="001bd6d7"/>
    </style:style>
    <style:style style:name="P14" style:family="paragraph" style:parent-style-name="Standard" style:list-style-name="L3">
      <style:text-properties officeooo:paragraph-rsid="0018aa68"/>
    </style:style>
    <style:style style:name="P15" style:family="paragraph" style:parent-style-name="Standard" style:list-style-name="L3">
      <style:text-properties officeooo:rsid="001a40bf" officeooo:paragraph-rsid="001a40bf"/>
    </style:style>
    <style:style style:name="P16" style:family="paragraph" style:parent-style-name="Standard" style:list-style-name="L3">
      <style:text-properties officeooo:rsid="001bd6d7" officeooo:paragraph-rsid="001bd6d7"/>
    </style:style>
    <style:style style:name="P17" style:family="paragraph" style:parent-style-name="Standard">
      <style:text-properties officeooo:rsid="001bd6d7" officeooo:paragraph-rsid="0023d0a5"/>
    </style:style>
    <style:style style:name="P18" style:family="paragraph" style:parent-style-name="Standard">
      <style:text-properties officeooo:rsid="00220625" officeooo:paragraph-rsid="00220625"/>
    </style:style>
    <style:style style:name="P19" style:family="paragraph" style:parent-style-name="Standard">
      <style:text-properties officeooo:rsid="00220625" officeooo:paragraph-rsid="00224859"/>
    </style:style>
    <style:style style:name="P20" style:family="paragraph" style:parent-style-name="Standard">
      <style:text-properties officeooo:rsid="0020f9b2" officeooo:paragraph-rsid="0023d0a5"/>
    </style:style>
    <style:style style:name="P21" style:family="paragraph" style:parent-style-name="Standard">
      <style:text-properties officeooo:rsid="001a7fda" officeooo:paragraph-rsid="0023d0a5"/>
    </style:style>
    <style:style style:name="P22" style:family="paragraph" style:parent-style-name="Standard">
      <style:text-properties officeooo:rsid="00224859" officeooo:paragraph-rsid="00224859"/>
    </style:style>
    <style:style style:name="P23" style:family="paragraph" style:parent-style-name="Standard">
      <style:text-properties officeooo:rsid="0023d0a5" officeooo:paragraph-rsid="0023d0a5"/>
    </style:style>
    <style:style style:name="P24" style:family="paragraph" style:parent-style-name="Standard">
      <style:text-properties officeooo:paragraph-rsid="001bd6d7"/>
    </style:style>
    <style:style style:name="P25" style:family="paragraph" style:parent-style-name="Text_20_body" style:list-style-name="L2">
      <style:text-properties officeooo:paragraph-rsid="001bd6d7"/>
    </style:style>
    <style:style style:name="P26" style:family="paragraph" style:parent-style-name="Text_20_body" style:list-style-name="L2">
      <style:paragraph-properties fo:margin-top="0in" fo:margin-bottom="0in" loext:contextual-spacing="false"/>
      <style:text-properties officeooo:paragraph-rsid="001bd6d7"/>
    </style:style>
    <style:style style:name="T1" style:family="text">
      <style:text-properties officeooo:rsid="0018aa68"/>
    </style:style>
    <style:style style:name="T2" style:family="text">
      <style:text-properties officeooo:rsid="001a7fda"/>
    </style:style>
    <style:style style:name="T3" style:family="text">
      <style:text-properties officeooo:rsid="002127b3"/>
    </style:style>
    <style:style style:name="T4" style:family="text">
      <style:text-properties officeooo:rsid="001c9405"/>
    </style:style>
    <style:style style:name="T5" style:family="text">
      <style:text-properties officeooo:rsid="00223d0f"/>
    </style:style>
    <style:style style:name="T6" style:family="text">
      <style:text-properties officeooo:rsid="001bd6d7"/>
    </style:style>
    <style:style style:name="T7" style:family="text">
      <style:text-properties officeooo:rsid="001f200c"/>
    </style:style>
    <style:style style:name="T8" style:family="text">
      <style:text-properties officeooo:rsid="0020f9b2"/>
    </style:style>
    <style:style style:name="T9" style:family="text">
      <style:text-properties officeooo:rsid="00210863"/>
    </style:style>
    <style:style style:name="T10" style:family="text">
      <style:text-properties officeooo:rsid="00220625"/>
    </style:style>
    <style:style style:name="T11" style:family="text">
      <style:text-properties officeooo:rsid="00224859"/>
    </style:style>
    <style:style style:name="T12" style:family="text">
      <style:text-properties officeooo:rsid="0023d0a5"/>
    </style:style>
    <style:style style:name="T13" style:family="text">
      <style:text-properties officeooo:rsid="00245f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nspekt lekcji <text:span text:style-name="T2">matematyki</text:span></text:p>
      <text:p text:style-name="Subtitle">opracował: Szymon Sobiepanek</text:p>
      <text:p text:style-name="P1">TEMAT: <text:span text:style-name="T1">Twierdzenie, załozenie, teza, dowód</text:span></text:p>
      <text:p text:style-name="P1">KLASA: VII</text:p>
      <text:p text:style-name="P1">CZAS: 45 minut</text:p>
      <text:p text:style-name="P1">TREŚCI PROGRAMOWE:</text:p>
      <text:list xml:id="list269248423" text:style-name="L1">
        <text:list-item>
          <text:p text:style-name="P13">przeprowadza dowody geometryczne o poziomie trudności nie większym niż w przykładach: </text:p>
        </text:list-item>
      </text:list>
      <text:list xml:id="list2565552932" text:style-name="L2">
        <text:list-item>
          <text:list>
            <text:list-item>
              <text:p text:style-name="P26">dany jest ostrokątny trójkąt równoramienny <text:span text:style-name="Emphasis">ABC</text:span>, w którym <text:span text:style-name="Emphasis">AC = BC</text:span> . W tym trójkącie poprowadzono wysokość <text:span text:style-name="Emphasis">AD</text:span>. Udowodnij, że kąt <text:span text:style-name="Emphasis">ABC</text:span> jest dwa razy większy od kąta <text:span text:style-name="Emphasis">BAD</text:span>, </text:p>
            </text:list-item>
            <text:list-item>
              <text:p text:style-name="P25">na bokach <text:span text:style-name="Emphasis">BC</text:span> i <text:span text:style-name="Emphasis">CD</text:span> prostokąta <text:span text:style-name="Emphasis">ABCD</text:span> zbudowano, na zewnątrz prostokąta, dwa trójkąty równoboczne <text:span text:style-name="Emphasis">BCE</text:span> i <text:span text:style-name="Emphasis">CDF</text:span>. Udowodnij, że <text:span text:style-name="Emphasis">AE = AF</text:span>. </text:p>
            </text:list-item>
          </text:list>
        </text:list-item>
      </text:list>
      <text:p text:style-name="P1">CEL: </text:p>
      <text:p text:style-name="P1">CELE OPERACYJNE LEKCJI:</text:p>
      <text:p text:style-name="P1">Uczeń </text:p>
      <text:list xml:id="list469064675" text:style-name="L3">
        <text:list-item>
          <text:p text:style-name="P15">zna pojęci<text:span text:style-name="T7">e i budowę</text:span> twierdzeni<text:span text:style-name="T7">a</text:span></text:p>
        </text:list-item>
        <text:list-item>
          <text:p text:style-name="P14">wskazuje w twierdzeniu założenie i tezę</text:p>
        </text:list-item>
        <text:list-item>
          <text:p text:style-name="P16">przeprowadza prosty dowód</text:p>
        </text:list-item>
      </text:list>
      <text:p text:style-name="P2">TYP LEKCJI: wprowadzająca</text:p>
      <text:p text:style-name="P2">METODY PRACY: <text:span text:style-name="T3">pogadanka, indywidualnie z podręcznikie, indywidualnie przy tablicy</text:span></text:p>
      <text:p text:style-name="P2">POMOCE DYDAKTYCZNE: podręczniki, tablic<text:span text:style-name="T4">a</text:span> z kratkami, <text:span text:style-name="T5">tablica mutlimedialna, pliku GeoGebra, rozsypanka</text:span></text:p>
      <text:p text:style-name="P2">PLAN LEKCJI:</text:p>
      <text:p text:style-name="P3">1. Powtórzenie wiadmości.</text:p>
      <text:p text:style-name="P21"><text:span text:style-name="T13">Nauczyciel pyta </text:span><text:s/><text:span text:style-name="T8">pojęcia pierwotne</text:span></text:p>
      <text:p text:style-name="P20">punkt</text:p>
      <text:p text:style-name="P20">prosta</text:p>
      <text:p text:style-name="P20">płaszczyzna</text:p>
      <text:p text:style-name="P20"/>
      <text:p text:style-name="P5">Nauczyciel zadaję uczniom pytanie o kolejne elementy układu współrzednych (osie, opisanie osi , oznaczenie odcinka jednostkowego), rysując je po kolei na tablicy. Następnie zaznacza punkty A (<text:span text:style-name="T2">3</text:span>, <text:span text:style-name="T2">6</text:span>) C (<text:span text:style-name="T2">5</text:span>, <text:span text:style-name="T2">2</text:span>), B (<text:span text:style-name="T2">1</text:span>, <text:span text:style-name="T2">2</text:span>) <text:span text:style-name="T2">i prosi o podanie ich współrzednych. Następnie pyta ucznów jaką figurą jest trójkąt ABC. Pyta uczniów o nazwy boków w trójkącie równoramiennym, a następnie zapisuje je na tablicy. Następnie pyta, co uczniowie wiedzą o katach w trójkącie. Po uzyskaniu poprawnej odpowiedzi daje, zapisuje słowo Twierdzenie i Dowód na tablicy, NaCoBeZU.</text:span></text:p>
      <text:p text:style-name="P3">2. Przedstawien<text:span text:style-name="T6">ie</text:span> pojęć.</text:p>
      <text:p text:style-name="P4">Następne rozdaję rozsypankę z<text:span text:style-name="T6">e słownami i</text:span> <text:span text:style-name="T6">definicjami pojęć:</text:span></text:p>
      <text:p text:style-name="P24"><text:span text:style-name="T6">definicja – odcinek </text:span>część prostej zawarta pomiędzy dwoma jej punktami z tymi punktami włącznie</text:p>
      <text:p text:style-name="P17"><text:span text:style-name="T9">pons assinorum</text:span></text:p>
      <text:p text:style-name="P6">twierdzenie</text:p>
      <text:p text:style-name="P6">założeni<text:span text:style-name="T9">e </text:span></text:p>
      <text:p text:style-name="P7">Teza - </text:p>
      <text:p text:style-name="P6">Dowód <text:span text:style-name="T9"><text:s/></text:span></text:p>
      <text:p text:style-name="P20">hipoteza – <text:span text:style-name="T12">każda liczba której cyfra jedności to 4 jest podzielna przez 4</text:span></text:p>
      <text:p text:style-name="P11">kontryprzykład – <text:span text:style-name="T12">każda liczba której cyfra jedności to 4 jest podzielna przez 4</text:span></text:p>
      <text:p text:style-name="P10"><text:soft-page-break/>Po ułożeni rozsypanki przez uczniów nauczyciel podaję poprawną odpowiedz. Następnie pyta uczniów o znane im definicje <text:span text:style-name="T9">(np. odcinka) oraz twierdzenia (np. suma kątów w trójkącie)</text:span></text:p>
      <text:p text:style-name="P6">3. Zastosowanie pojęć w zadaniach</text:p>
      <text:p text:style-name="P8">zadania 1 / <text:span text:style-name="T10">226</text:span></text:p>
      <text:p text:style-name="P11">Nauczyciel nakazuję otwarcie podręczników, następnie czyta twierdzenia z podręcznika, a wskazany uczeń określa która część to teza, a która to założenie.</text:p>
      <text:p text:style-name="P8">zadania <text:span text:style-name="T10">2 </text:span>/ <text:span text:style-name="T10">226</text:span></text:p>
      <text:p text:style-name="P19">Przy tablicy, wskazany uczeń zapisuję na tablicy. </text:p>
      <text:p text:style-name="P12">a) Z: Kąty są wierchołkowe</text:p>
      <text:p text:style-name="P12">T: Miary tych kątów są równe</text:p>
      <text:p text:style-name="P12">b) Z: Trójkąt jest równoramienny</text:p>
      <text:p text:style-name="P12">T: Kąty przy podstawie trójkąta są równe.</text:p>
      <text:p text:style-name="P12">c) <text:span text:style-name="T12">Z:Figura jest trójątek o kątach alfa beta gamma</text:span></text:p>
      <text:p text:style-name="P23">T: alfa + beta + gamma = 180 stopni</text:p>
      <text:p text:style-name="P9"><text:span text:style-name="T11">Zadanie </text:span>3 /226</text:p>
      <text:p text:style-name="P9"/>
      <text:p text:style-name="P6">4. Ewaluacja</text:p>
      <text:p text:style-name="P6">Nauczyciel, odwołując się do NaCoBeZU wymienia elementy zrealizowane podczas lekcji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47:59.092486190</meta:creation-date>
    <dc:date>2019-05-21T12:53:06.167606585</dc:date>
    <meta:editing-duration>PT11H5M3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401" meta:character-count="2653" meta:non-whitespace-character-count="2293"/>
  </office:meta>
</office:document-meta>
</file>